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Segoe UI1" svg:font-family="'Segoe UI', Arial, sans-serif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626262" loext:opacity="100%" style:font-name="Segoe UI1" fo:font-size="10.5pt" fo:letter-spacing="normal" fo:font-style="normal" fo:font-weight="normal"/>
    </style:style>
    <style:style style:name="T2" style:family="text">
      <style:text-properties fo:font-variant="normal" fo:text-transform="none" fo:color="#626262" loext:opacity="100%" style:font-name="Segoe UI1" fo:font-size="10.5pt" fo:letter-spacing="normal" fo:font-style="normal" style:text-underline-style="solid" style:text-underline-width="auto" style:text-underline-color="font-color" fo:font-weight="normal"/>
    </style:style>
    <style:style style:name="T3" style:family="text">
      <style:text-properties fo:font-variant="normal" fo:text-transform="none" fo:color="#626262" loext:opacity="100%" fo:letter-spacing="normal"/>
    </style:style>
    <style:style style:name="T4" style:family="text">
      <style:text-properties officeooo:rsid="00093c85"/>
    </style:style>
    <style:style style:name="T5" style:family="text">
      <style:text-properties officeooo:rsid="000a199e"/>
    </style:style>
    <style:style style:name="T6" style:family="text">
      <style:text-properties officeooo:rsid="000b2986"/>
    </style:style>
    <style:style style:name="T7" style:family="text">
      <style:text-properties officeooo:rsid="000c96a7"/>
    </style:style>
    <style:style style:name="T8" style:family="text">
      <style:text-properties officeooo:rsid="000cc079"/>
    </style:style>
    <style:style style:name="T9" style:family="text">
      <style:text-properties officeooo:rsid="000d15d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De acordo com o seu entendimento da disciplina, redija um texto que descreva pelo menos 3 (três) </text:span><text:span text:style-name="T2">funcionalidades</text:span><text:span text:style-name="T3"> </text:span><text:span text:style-name="T1">de cada uma das 7 (sete) camadas do Modelo de Referência ISO/OSI.</text:span><text:line-break/></text:p>
      <text:p text:style-name="Text_20_body">OSI (<text:span text:style-name="T5">Open Systems Interconnection</text:span>) é um modelo de padronização de protocolos de rede de computadores. Criado pela ISO (<text:span text:style-name="T5">International Standards Organization</text:span>) em 1984, tem como finalidade padronizar métodos de comunicação entre dispositivos possibilizando o acesso em curtas ou longas distâncias conectando sistemas nas mais diversas localidades.</text:p>
      <text:p text:style-name="Text_20_body">Desta forma, o protocolo foi criado a partir de sete camadas <text:span text:style-name="T5">de rede,</text:span> <text:span text:style-name="T5">e</text:span> cada uma <text:span text:style-name="T5">delas</text:span> possui funções determinadas <text:span text:style-name="T4">a fim de enviar informações seguras e criptografadas desde a saída do pacote pelo dispositivo transmissor, até a exibição da informação no dispositivo receptor.</text:span></text:p>
      <text:p text:style-name="Text_20_body">A Camada Física tem o objetivo de transferir os bits de um dispositivo a outro utilizando os canais de transmissão. Essa camada é responsável por realizar o controle das partes físicas da rede, como <text:s/>largura de banda, corrente elétrica, distância e equipamentos utilizados durante a transmissão, ex: cabos, roteadores, meios guiados e não guiados, dentre outros.</text:p>
      <text:p text:style-name="Text_20_body">A Camada de Enlace controla o fluxo de <text:span text:style-name="T6">quadros</text:span> enviados, ela é responsável por detectar e corrigir erros durante a transmissão e garantir que equipamentos que trabalham em diferentes velocidades entrem em sincronia, a fim de que equipamentos mais rápidos não atropelem os mais lentos. Além disso, essa camada faz o enquadramento de dados e possui diversos protocolos que controlam o envio dos quadros, <text:span text:style-name="T6">delimitando o início e o fim de cada mensagem,</text:span> garantindo que os <text:span text:style-name="T6">pacotes</text:span> não se percam em intervalos de colisão.</text:p>
      <text:p text:style-name="Text_20_body"><text:span text:style-name="T6">A </text:span>Camada de Rede <text:span text:style-name="T6">realiza o roteamento da rede para uma transferência de pacotes. É Através dela que os caminhos entre o dispositivo origem e dispositivo destino são traçados, definindo o melhor caminho para que seja estabelecida a transferência. Esta camada trabalha em diversos tipos de roteamentos, inclusive realizando um controle de congestionamento e é responsável pela garantia de entrega do pacote em seu destino, mesmo que ocorra algum atraso. </text:span></text:p>
      <text:p text:style-name="Text_20_body"><text:span text:style-name="T6">A </text:span>Camada de Transporte <text:span text:style-name="T6">tem o objetivo de realizar o transporte das informações de forma confiável e eficiente. </text:span><text:span text:style-name="T7">Nela é feito o controle da taxa de envio de dados, Essa camada se comunica com a anterior e posterior, e diretamente com a camada de transporte do equipamento no destino/origem, a fim de regular a taxa de envio para não sobrecarregar os dispositivos da rede. </text:span><text:span text:style-name="T6">Utiliza os protocolos TCP e UDP, o primeiro realiza um fluxo de dados de forma </text:span><text:span text:style-name="T7">mais controlada e</text:span><text:span text:style-name="T6"> confiável porém é mais lento, já o UDP, realiza o transporte de forma mais rápida, porém menos confiável, podendo haver perda de pacotes durante o transporte, tornando assim ideal para execução de vídeos, áudios, dentre outros. </text:span></text:p>
      <text:p text:style-name="Text_20_body"><text:span text:style-name="T8">A </text:span>Camada de Sessão <text:span text:style-name="T8">é responsável pela comunicação entre os dispositivos. Nela é realizado a abertura e encerramento e controle de sessão, parecido como um login e logoff. Em caso de algum tipo de falha na rede, na camada de sessão é feito o controle do último pacote enviado/recebido, assim, quando a conexão é reestabelecida, a nova transmissão se iniciará no mesmo ponto em que parou quando ocorreu a falha.</text:span></text:p>
      <text:p text:style-name="Text_20_body"><text:span text:style-name="T8">Na </text:span>Camada de Apresentação <text:span text:style-name="T8">é realizada a manipulação dos dados que serão exibidos na aplicação. Nesta camada, é realizada a compactação e criptografia dos dados a serem transmitidos na rede. Também são alinhadas as diferenças de sintaxe existentes entre os dispositivos que estão comunicando. </text:span></text:p>
      <text:p text:style-name="Text_20_body"><text:soft-page-break/><text:span text:style-name="T8">A </text:span>Camada de Aplicação <text:span text:style-name="T8">é a camada mais próxima aos usuários, ne</text:span><text:span text:style-name="T9">la</text:span><text:span text:style-name="T8"> estão todas as aplicações pelas quais o usuário interage. Utiliza diversos protocolos, como “http, dns, smtp”, que oferecem serviços para navegação por p</text:span><text:span text:style-name="T9">á</text:span><text:span text:style-name="T8">ginas web, envio de e-mails, acesso remoto e compartilhamento de recursos, dentre outros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Segoe UI1" svg:font-family="'Segoe UI', Arial, sans-serif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indent="2cm" style:auto-text-indent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8-31T20:06:02.690000000</dc:date>
    <meta:editing-duration>P1DT1H51M45S</meta:editing-duration>
    <meta:editing-cycles>8</meta:editing-cycles>
    <meta:generator>LibreOffice/7.4.3.2$Windows_X86_64 LibreOffice_project/1048a8393ae2eeec98dff31b5c133c5f1d08b890</meta:generator>
    <meta:document-statistic meta:table-count="0" meta:image-count="0" meta:object-count="0" meta:page-count="2" meta:paragraph-count="10" meta:word-count="609" meta:character-count="3830" meta:non-whitespace-character-count="3226"/>
  </office:meta>
</office:document-meta>
</file>